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1.090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116in" style:rel-column-width="6595*"/>
    </style:style>
    <style:style style:name="TABLA_5f_CONSUMO_5f_DIRECTO.B" style:display-name="TABLA_CONSUMO_DIRECTO.B" style:family="table-column">
      <style:table-column-properties style:column-width="1.1833in" style:rel-column-width="6993*"/>
    </style:style>
    <style:style style:name="TABLA_5f_CONSUMO_5f_DIRECTO.C" style:display-name="TABLA_CONSUMO_DIRECTO.C" style:family="table-column">
      <style:table-column-properties style:column-width="1.4653in" style:rel-column-width="8657*"/>
    </style:style>
    <style:style style:name="TABLA_5f_CONSUMO_5f_DIRECTO.E" style:display-name="TABLA_CONSUMO_DIRECTO.E" style:family="table-column">
      <style:table-column-properties style:column-width="1.4653in" style:rel-column-width="8659*"/>
    </style:style>
    <style:style style:name="TABLA_5f_CONSUMO_5f_DIRECTO.H" style:display-name="TABLA_CONSUMO_DIRECTO.H" style:family="table-column">
      <style:table-column-properties style:column-width="1.4653in" style:rel-column-width="8658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392c47" style:font-size-asian="8pt" style:font-size-complex="8pt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7bbc" officeooo:paragraph-rsid="00427bbc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8722d" officeooo:paragraph-rsid="0048722d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27bbc" officeooo:paragraph-rsid="00427bbc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9aea5" officeooo:paragraph-rsid="0049aea5" style:font-name-asian="Arial" style:font-size-asian="8pt" style:font-name-complex="Arial" style:font-size-complex="8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officeooo:paragraph-rsid="0046aab9" style:font-name-asian="Arial" style:font-size-asian="15pt" style:font-name-complex="Arial" style:font-size-complex="15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6aab9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officeooo:paragraph-rsid="0046aab9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bfd0a" officeooo:paragraph-rsid="004bfd0a" style:font-name-asian="Arial" style:font-size-asian="8pt" style:font-weight-asian="bold" style:font-name-complex="Arial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bfd0a" officeooo:paragraph-rsid="004bfd0a" style:font-name-asian="Arial" style:font-size-asian="8pt" style:font-name-complex="Arial" style:font-size-complex="8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479bf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722d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weight="normal" officeooo:rsid="0048722d" style:font-name-asian="Arial" style:font-weight-asian="normal" style:font-name-complex="Arial" style:font-weight-complex="normal"/>
    </style:style>
    <style:style style:name="T6" style:family="text">
      <style:text-properties style:font-name="Arial" fo:font-weight="normal" officeooo:rsid="0049aea5" style:font-name-asian="Arial" style:font-weight-asian="normal" style:font-name-complex="Arial" style:font-weight-complex="normal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418b87" style:font-weight-asian="bold" style:font-weight-complex="bold"/>
    </style:style>
    <style:style style:name="T9" style:family="text">
      <style:text-properties fo:font-weight="bold" officeooo:rsid="00453641" style:font-weight-asian="bold" style:font-weight-complex="bold"/>
    </style:style>
    <style:style style:name="T10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4">Nacional Cervantes</text:p>
      <text:p text:style-name="P13"><text:span text:style-name="T8">Consumos </text:span><text:span text:style-name="T9">por Obra Proyecto</text:span></text:p>
      <text:p text:style-name="P1"/>
      <text:p text:style-name="P5"><text:span text:style-name="T1">Fecha</text:span><text:span text:style-name="T2"> emisión reporte</text:span><text:span text:style-name="T4">: [FECHA]</text:span></text:p>
      <text:p text:style-name="P5"/>
      <text:p text:style-name="P6"><text:span text:style-name="T3">Obra / Proyecto:</text:span><text:span text:style-name="T5"> </text:span><text:span text:style-name="T6">[OBRA_PROYECTO]</text:span></text:p>
      <text:p text:style-name="P2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E"/>
        <table:table-column table:style-name="TABLA_5f_CONSUMO_5f_DIRECTO.H"/>
        <table:table-row table:style-name="TABLA_5f_CONSUMO_5f_DIRECTO.1">
          <table:table-cell table:style-name="TABLA_5f_CONSUMO_5f_DIRECTO.A1" office:value-type="string">
            <text:p text:style-name="P7">Fecha</text:p>
          </table:table-cell>
          <table:table-cell table:style-name="TABLA_5f_CONSUMO_5f_DIRECTO.A1" office:value-type="string">
            <text:p text:style-name="P7">Comprobante consumo</text:p>
          </table:table-cell>
          <table:table-cell table:style-name="TABLA_5f_CONSUMO_5f_DIRECTO.A1" office:value-type="string">
            <text:p text:style-name="P8">Clase</text:p>
          </table:table-cell>
          <table:table-cell table:style-name="TABLA_5f_CONSUMO_5f_DIRECTO.A1" office:value-type="string">
            <text:p text:style-name="P7">Codigo</text:p>
          </table:table-cell>
          <table:table-cell table:style-name="TABLA_5f_CONSUMO_5f_DIRECTO.A1" office:value-type="string">
            <text:p text:style-name="P7">Nombre</text:p>
          </table:table-cell>
          <table:table-cell table:style-name="TABLA_5f_CONSUMO_5f_DIRECTO.A1" office:value-type="string">
            <text:p text:style-name="P9">Destino de consumo</text:p>
          </table:table-cell>
          <table:table-cell table:style-name="TABLA_5f_CONSUMO_5f_DIRECTO.A1" office:value-type="string">
            <text:p text:style-name="P7">Cantidad</text:p>
          </table:table-cell>
          <table:table-cell table:style-name="TABLA_5f_CONSUMO_5f_DIRECTO.H1" office:value-type="string">
            <text:p text:style-name="P16">Observaciones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0">[FECHA_CONSUMO]</text:p>
          </table:table-cell>
          <table:table-cell table:style-name="TABLA_5f_CONSUMO_5f_DIRECTO.B2" office:value-type="string">
            <text:p text:style-name="P10">[COMPROBANTE]</text:p>
          </table:table-cell>
          <table:table-cell table:style-name="TABLA_5f_CONSUMO_5f_DIRECTO.C2" office:value-type="string">
            <text:p text:style-name="P11">[CLASE]</text:p>
          </table:table-cell>
          <table:table-cell table:style-name="TABLA_5f_CONSUMO_5f_DIRECTO.D2" office:value-type="string">
            <text:p text:style-name="P10">[CODIGO]</text:p>
          </table:table-cell>
          <table:table-cell table:style-name="TABLA_5f_CONSUMO_5f_DIRECTO.E2" office:value-type="string">
            <text:p text:style-name="P10">[NOMBRE]</text:p>
          </table:table-cell>
          <table:table-cell table:style-name="TABLA_5f_CONSUMO_5f_DIRECTO.F2" office:value-type="string">
            <text:p text:style-name="P12">[AREA_DESTINO]</text:p>
          </table:table-cell>
          <table:table-cell table:style-name="TABLA_5f_CONSUMO_5f_DIRECTO.G2" office:value-type="string">
            <text:p text:style-name="P10">[CANTIDAD]</text:p>
          </table:table-cell>
          <table:table-cell table:style-name="TABLA_5f_CONSUMO_5f_DIRECTO.H2" office:value-type="string">
            <text:p text:style-name="P17">[DESCRIPCION]</text:p>
          </table:table-cell>
        </table:table-row>
      </table:table>
      <text:p text:style-name="P3"/>
      <text:p text:style-name="P4"/>
      <text:p text:style-name="P4"/>
      <text:p text:style-name="P4"><text:tab/><text:tab/><text:tab/><text:tab/><text:tab/><text:tab/><text:tab/><text:tab/><text:tab/><text:tab/><text:tab/><text:tab/><text:span text:style-name="T7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3in" fo:margin-right="0.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6T16:43:10.343775989</dc:date>
    <meta:generator>LibreOffice/4.4.6.3$Linux_X86_64 LibreOffice_project/40m0$Build-3</meta:generator>
    <meta:editing-duration>PT20H50M6S</meta:editing-duration>
    <meta:editing-cycles>42</meta:editing-cycles>
    <dc:creator>gsantacruz </dc:creator>
    <meta:document-statistic meta:table-count="1" meta:image-count="1" meta:object-count="0" meta:page-count="1" meta:paragraph-count="21" meta:word-count="35" meta:character-count="333" meta:non-whitespace-character-count="305"/>
  </office:meta>
</office:document-meta>
</file>